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.3" calcext:value-type="float">
            <text:p>17.3</text:p>
          </table:table-cell>
          <table:table-cell table:formula="of:=[.C2]" office:value-type="float" office:value="17.3" calcext:value-type="float">
            <text:p>17.3</text:p>
          </table:table-cell>
          <table:table-cell office:value-type="string" calcext:value-type="string">
            <text:p>Esta es la primera pipeteada, tomo de meno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formula="of:=[.D2]+[.C3]" office:value-type="float" office:value="37.6" calcext:value-type="float">
            <text:p>37.6</text:p>
          </table:table-cell>
          <table:table-cell office:value-type="string" calcext:value-type="string">
            <text:p>De aca en adelante tomo bie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table:formula="of:=[.D3]+[.C4]" office:value-type="float" office:value="57.7" calcext:value-type="float">
            <text:p>57.7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.9" calcext:value-type="float">
            <text:p>19.9</text:p>
          </table:table-cell>
          <table:table-cell table:formula="of:=[.D4]+[.C5]" office:value-type="float" office:value="77.6" calcext:value-type="float">
            <text:p>77.6</text:p>
          </table:table-cell>
          <table:table-cell office:value-type="string" calcext:value-type="string">
            <text:p>--s_retract=16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table:formula="of:=[.D5]+[.C6]" office:value-type="float" office:value="97.8" calcext:value-type="float">
            <text:p>97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table:formula="of:=[.D6]+[.C7]" office:value-type="float" office:value="117.9" calcext:value-type="float">
            <text:p>117.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table:formula="of:=[.D7]+[.C8]" office:value-type="float" office:value="137.7" calcext:value-type="float">
            <text:p>137.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.9" calcext:value-type="float">
            <text:p>19.9</text:p>
          </table:table-cell>
          <table:table-cell table:formula="of:=[.D8]+[.C9]" office:value-type="float" office:value="157.6" calcext:value-type="float">
            <text:p>157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D9]+[.C10]" office:value-type="float" office:value="177.6" calcext:value-type="float">
            <text:p>177.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.3" calcext:value-type="float">
            <text:p>9.3</text:p>
          </table:table-cell>
          <table:table-cell table:formula="of:=[.D10]+[.C11]" office:value-type="float" office:value="186.9" calcext:value-type="float">
            <text:p>186.9</text:p>
          </table:table-cell>
          <table:table-cell office:value-type="string" calcext:value-type="string">
            <text:p>Este es el maximo volumen pipeteado, solo 186.9 u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[.D11]" office:value-type="float" office:value="-186.9" calcext:value-type="float">
            <text:p>-186.9</text:p>
          </table:table-cell>
          <table:table-cell office:value-type="float" office:value="-183.6" calcext:value-type="float">
            <text:p>-183.6</text:p>
          </table:table-cell>
          <table:table-cell table:formula="of:=[.D11]+[.C12]" office:value-type="float" office:value="3.30000000000004" calcext:value-type="float">
            <text:p>3.30000000000004</text:p>
          </table:table-cell>
          <table:table-cell office:value-type="string" calcext:value-type="string">
            <text:p>Se perdieron 3.3 uL de alguna manera. Este paso lo hice varios minutos después, asi que quizas se haya evaporado :shrug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1:09:20.531473393</dc:date>
    <meta:editing-duration>PT18M4S</meta:editing-duration>
    <meta:editing-cycles>3</meta:editing-cycles>
    <meta:generator>LibreOffice/6.1.6.3$Linux_X86_64 LibreOffice_project/10$Build-3</meta:generator>
    <meta:document-statistic meta:table-count="1" meta:cell-count="55" meta:object-count="0"/>
  </office:meta>
</office:document-meta>
</file>